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Replacements/Object 2"/>
  <manifest:file-entry manifest:media-type="application/x-openoffice-gdimetafile;windows_formatname=&quot;GDIMetaFile&quot;" manifest:full-path="ObjectReplacements/Object 6"/>
  <manifest:file-entry manifest:media-type="" manifest:full-path="ObjectReplacements/Object 1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89cm" fo:min-width="0.95cm"/>
    </style:style>
    <style:style style:name="pr1" style:family="presentation" style:parent-style-name="Default_20_1-subtitle">
      <style:graphic-properties draw:fill-color="#ffffff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957cm"/>
    </style:style>
    <style:style style:name="pr4" style:family="presentation" style:parent-style-name="Default-outline1">
      <style:graphic-properties fo:min-height="15.21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auto-grow-height="true" fo:min-height="15.587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_20_1-outline1">
      <style:graphic-properties fo:min-height="16.301cm"/>
    </style:style>
    <style:style style:name="pr9" style:family="presentation" style:parent-style-name="Default-title">
      <style:graphic-properties draw:auto-grow-height="true" fo:min-height="1.957cm"/>
    </style:style>
    <style:style style:name="pr10" style:family="presentation" style:parent-style-name="Default-outline1">
      <style:graphic-properties draw:auto-grow-height="true" fo:min-height="15.217cm"/>
    </style:style>
    <style:style style:name="pr11" style:family="presentation" style:parent-style-name="Default_20_1-outline1">
      <style:graphic-properties draw:auto-grow-height="true" fo:min-height="16.74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3.175cm"/>
    </style:style>
    <style:style style:name="P5" style:family="paragraph">
      <style:paragraph-properties fo:margin-top="0cm" fo:margin-bottom="4.445cm"/>
    </style:style>
    <style:style style:name="P6" style:family="paragraph">
      <style:paragraph-properties fo:margin-top="0cm" fo:margin-bottom="0.127cm"/>
    </style:style>
    <style:style style:name="P7" style:family="paragraph">
      <style:paragraph-properties fo:margin-top="0cm" fo:margin-bottom="3.175cm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paragraph-properties fo:margin-top="0cm" fo:margin-bottom="0.127cm"/>
      <style:text-properties fo:font-size="15pt" style:font-size-asian="15pt" style:font-size-complex="15pt"/>
    </style:style>
    <style:style style:name="P11" style:family="paragraph">
      <style:paragraph-properties fo:margin-top="0cm" fo:margin-bottom="1.651cm"/>
    </style:style>
    <style:style style:name="P12" style:family="paragraph">
      <style:paragraph-properties fo:margin-top="0cm" fo:margin-bottom="1.905cm"/>
    </style:style>
    <style:style style:name="P13" style:family="paragraph">
      <style:paragraph-properties fo:margin-top="0cm" fo:margin-bottom="3.81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text-position="-33% 58%" fo:font-size="15pt" style:font-size-asian="15pt" style:font-size-complex="15pt"/>
    </style:style>
    <style:style style:name="T9" style:family="text">
      <style:text-properties fo:font-family="'Standard Symbols PS'" style:font-pitch="variable" fo:font-size="15pt" style:font-size-asian="15pt" style:font-size-complex="15pt"/>
    </style:style>
    <style:style style:name="T10" style:family="text">
      <style:text-properties style:text-position="0% 100%" fo:font-size="15pt" style:font-size-asian="15pt" style:font-size-complex="15pt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<text:span text:style-name="T1">OpenParEM2D</text:span></text:p>
            <text:p><text:span text:style-name="T2">Methodology</text:span></text:p>
          </draw:text-box>
        </draw:frame>
        <draw:frame draw:style-name="gr1" draw:text-style-name="P1" draw:layer="layout" svg:width="1.395cm" svg:height="0.725cm" svg:x="26.037cm" svg:y="20.275cm">
          <draw:text-box>
            <text:p><text:span text:style-name="T3">v.1.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957cm" svg:x="1.4cm" svg:y="0.837cm" presentation:class="title">
          <draw:text-box>
            <text:p>Overview</text:p>
          </draw:text-box>
        </draw:frame>
        <draw:frame presentation:style-name="pr4" draw:text-style-name="P2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4">OpenParEM2D implements the full-wave 2D method described in Lee's </text:span><text:span text:style-name="T4">paper:</text:span></text:p>
                <text:list>
                  <text:list-item>
                    <text:p><text:span text:style-name="T5">Jin-Fa Lee, “Finite Element Analysis of Lossy Dielectric Waveguides”, </text:span><text:span text:style-name="T6">IEEE Tran. </text:span><text:span text:style-name="T6">Microwave Theory and Techniques</text:span><text:span text:style-name="T5">, vol. 42, no. 6, June 1994, pp. 1025-1031.</text:span></text:p>
                  </text:list-item>
                </text:list>
              </text:list-item>
              <text:list-item>
                <text:p><text:span text:style-name="T4">The finite elements are implemented using MFEM (</text:span><text:span text:style-name="T4"><text:a xlink:href="https://mfem.org/">https://mfem.org/</text:a></text:span><text:span text:style-name="T4">).</text:span></text:p>
              </text:list-item>
              <text:list-item>
                <text:p><text:span text:style-name="T4">The generalized eigenvalue problem is solved using SLEPc (</text:span><text:span text:style-name="T4"><text:a xlink:href="https://slepc.upv.es/">https://slepc.upv.es/</text:a></text:span><text:span text:style-name="T4">).</text:span></text:p>
              </text:list-item>
              <text:list-item>
                <text:p><text:span text:style-name="T4">SLEPc is also used to solve standard Ax=b linear problem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15.587cm" svg:x="1.4cm" svg:y="3.556cm" presentation:class="outline" presentation:user-transformed="true">
          <draw:text-box>
            <text:list text:style-name="L2">
              <text:list-item>
                <text:p text:style-name="P4"><text:span text:style-name="T7">Equation (12) from Lee is an eigenvalue problem in terms of the electric fields and the complex </text:span><text:span text:style-name="T7">propagation constant:</text:span></text:p>
              </text:list-item>
            </text:list>
            <text:p text:style-name="P5"><text:span text:style-name="T7"><text:s text:c="9"/></text:span><text:span text:style-name="T7">where T</text:span><text:span text:style-name="T8">t</text:span><text:span text:style-name="T7">, G, S</text:span><text:span text:style-name="T8">z</text:span><text:span text:style-name="T7">, T</text:span><text:span text:style-name="T8">z</text:span><text:span text:style-name="T7">, and S</text:span><text:span text:style-name="T8">t</text:span><text:span text:style-name="T7"> are defined by equation (13) as</text:span></text:p>
            <text:list text:continue-numbering="true" text:style-name="L2">
              <text:list-item>
                <text:p text:style-name="P6"><text:span text:style-name="T7">The process is to build (12) from (13), then solve the eigenvalue problem for </text:span><text:span text:style-name="T9">g</text:span><text:span text:style-name="T7"> and the electric field.</text:span></text:p>
              </text:list-item>
              <text:list-item>
                <text:p text:style-name="P6"><text:span text:style-name="T7">The integrals in (13) are supported by library calls in MFEM.</text:span></text:p>
                <text:list>
                  <text:list-item>
                    <text:p text:style-name="P6"><text:span text:style-name="T7">E</text:span><text:span text:style-name="T8">t</text:span><text:span text:style-name="T7"> is computed on a vector 2D finite element space using Nedelec finite elements. <text:s/>These curl-</text:span><text:span text:style-name="T7">conforming elements prevent the calculation of spurious modes.</text:span></text:p>
                  </text:list-item>
                  <text:list-item>
                    <text:p text:style-name="P6"><text:span text:style-name="T7">E</text:span><text:span text:style-name="T8">z</text:span><text:span text:style-name="T7"> is computed on a scalar 2D finite element space using L2 finite elements.</text:span></text:p>
                  </text:list-item>
                </text:list>
              </text:list-item>
              <text:list-item>
                <text:p><text:span text:style-name="T7">MFEM is built around real numbers in the time domain. <text:s/>Engineering electromagnetics is generally </text:span><text:span text:style-name="T7">done in the frequency domain using complex numbers. <text:s/>To use MFEM to build a frequency-domain </text:span><text:span text:style-name="T7">solver, the real and imaginary parts are separated, then the eigenvalue problem is built up as a </text:span><text:span text:style-name="T7">complex problem that is solved by a complex solver in SLEPc.</text:span></text:p>
              </text:list-item>
            </text:list>
          </draw:text-box>
        </draw:frame>
        <draw:frame presentation:style-name="pr3" draw:layer="layout" svg:width="25.199cm" svg:height="1.957cm" svg:x="1.4cm" svg:y="0.837cm" presentation:class="title">
          <draw:text-box>
            <text:p>Electric Fields</text:p>
          </draw:text-box>
        </draw:frame>
        <draw:g>
          <draw:frame draw:style-name="gr3" draw:text-style-name="P8" draw:layer="layout" svg:width="13.22cm" svg:height="2.261cm" svg:x="2.54cm" svg:y="5.097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4" draw:text-style-name="P9" draw:layer="layout" svg:width="1.45cm" svg:height="0.839cm" svg:x="23.442cm" svg:y="5.808cm">
            <draw:text-box>
              <text:p><text:span text:style-name="T7">(12)</text:span></text:p>
            </draw:text-box>
          </draw:frame>
        </draw:g>
        <draw:g>
          <draw:frame draw:style-name="gr3" draw:text-style-name="P8" draw:layer="layout" svg:width="7.056cm" svg:height="3.88cm" svg:x="2.597cm" svg:y="8.882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4" draw:text-style-name="P9" draw:layer="layout" svg:width="1.45cm" svg:height="0.839cm" svg:x="23.442cm" svg:y="10.403cm">
            <draw:text-box>
              <text:p><text:span text:style-name="T7">(13)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8" draw:text-style-name="P10" draw:layer="layout" svg:width="25.199cm" svg:height="16.301cm" svg:x="1.4cm" svg:y="1.656cm" presentation:class="outline" presentation:user-transformed="true">
          <draw:text-box>
            <text:list text:style-name="L2">
              <text:list-item>
                <text:p text:style-name="P5"><text:span text:style-name="T7">The first step is to translate (13) into MFEM function calls on the two finite element spaces. <text:s/>The </text:span><text:span text:style-name="T7">functions used are</text:span></text:p>
              </text:list-item>
              <text:list-item>
                <text:p text:style-name="P6"><text:span text:style-name="T7">In addition, (14) is applied over the finite elements, and the complex dielectric constant and/or the real </text:span><text:span text:style-name="T7">permeability can change from element to element. <text:s/>So multiple instantiations of the integrators are </text:span><text:span text:style-name="T7">required to cover the dependencies on material variations across the 2D cross section plus real and </text:span><text:span text:style-name="T7">imaginary parts.</text:span></text:p>
                <text:list>
                  <text:list-item>
                    <text:p text:style-name="P6"><text:span text:style-name="T7">Note again that it is assumed that the dielectric constants can be complex to include dielectric </text:span><text:span text:style-name="T7">losses, while the permeability is assumed to be real. <text:s/>Both can vary over the cross section.</text:span></text:p>
                  </text:list-item>
                </text:list>
              </text:list-item>
              <text:list-item>
                <text:p text:style-name="P6"><text:span text:style-name="T7">The integrators are set up in fem2D::fem2D in fem2D.cpp, where a total of 9 are required.</text:span></text:p>
              </text:list-item>
              <text:list-item>
                <text:p text:style-name="P6"><text:span text:style-name="T7">The integrated matrices are saved to disk then imported into eigensolve.c to solve the eigenvalue </text:span><text:span text:style-name="T7">problem with SLEPc.</text:span></text:p>
                <text:list>
                  <text:list-item>
                    <text:p text:style-name="P6"><text:span text:style-name="T7">It is necessary to use a separate program because MFEM is built around a compilation of PETSc </text:span><text:span text:style-name="T7">using real numbers, and SLEPc [in this usage] is built around a compilation of PETSc using </text:span><text:span text:style-name="T7">complex numbers.</text:span></text:p>
                  </text:list-item>
                </text:list>
              </text:list-item>
              <text:list-item>
                <text:p text:style-name="P6"><text:span text:style-name="T7">Once the eigenvalue problem is solved, the eigenvalues are passed back to the main program in real </text:span><text:span text:style-name="T7">and imaginary parts and the eigenvectors are saved to disk.</text:span></text:p>
              </text:list-item>
              <text:list-item>
                <text:p text:style-name="P6"><text:span text:style-name="T7">The main program reads the complex-valued files into real and imaginary data structures and finishes </text:span><text:span text:style-name="T7">processing with real-valued MFEM functionality.</text:span></text:p>
              </text:list-item>
            </text:list>
          </draw:text-box>
        </draw:frame>
        <draw:g>
          <draw:frame draw:style-name="gr3" draw:text-style-name="P8" draw:layer="layout" svg:width="12.862cm" svg:height="3.885cm" svg:x="2.597cm" svg:y="3.034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style-name="gr4" draw:text-style-name="P9" draw:layer="layout" svg:width="1.45cm" svg:height="0.839cm" svg:x="23.33cm" svg:y="4.557cm">
            <draw:text-box>
              <text:p><text:span text:style-name="T7">(14)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1.957cm" svg:x="1.4cm" svg:y="0.837cm" presentation:class="title">
          <draw:text-box>
            <text:p>Magnetic Fields</text:p>
          </draw:text-box>
        </draw:frame>
        <draw:frame presentation:style-name="pr10" draw:text-style-name="P10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 text:style-name="P6"><text:span text:style-name="T7">With the electric fields and complex propagation constants calculated, the magnetic fields can be </text:span><text:span text:style-name="T7">calculated.</text:span></text:p>
              </text:list-item>
              <text:list-item>
                <text:p text:style-name="P6"><text:span text:style-name="T7">E</text:span><text:span text:style-name="T8">t</text:span><text:span text:style-name="T7"> is known over a finite element space using Nedelec finite elements.</text:span></text:p>
              </text:list-item>
              <text:list-item>
                <text:p text:style-name="P6"><text:span text:style-name="T7">E</text:span><text:span text:style-name="T8">z</text:span><text:span text:style-name="T7"> is known over a finite element space using L2 finite elements.</text:span></text:p>
              </text:list-item>
              <text:list-item>
                <text:p text:style-name="P6"><text:span text:style-name="T7">The magnetic fields must be similarly broken into H</text:span><text:span text:style-name="T8">t</text:span><text:span text:style-name="T7"> and H</text:span><text:span text:style-name="T8">z</text:span><text:span text:style-name="T7"> components and solved over the correct </text:span><text:span text:style-name="T7">spaces with correct elements. <text:s/>H</text:span><text:span text:style-name="T8">t</text:span><text:span text:style-name="T7"> is solved with Nedelec elements and H</text:span><text:span text:style-name="T8">z</text:span><text:span text:style-name="T7"> is solved with L2 elements.</text:span></text:p>
              </text:list-item>
              <text:list-item>
                <text:p text:style-name="P11"><text:span text:style-name="T7">Breaking H into the H</text:span><text:span text:style-name="T8">t</text:span><text:span text:style-name="T7"> and H</text:span><text:span text:style-name="T8">z</text:span><text:span text:style-name="T7"> parts yields two equations</text:span></text:p>
              </text:list-item>
              <text:list-item>
                <text:p text:style-name="P12"><text:span text:style-name="T7">With E</text:span><text:span text:style-name="T8">t</text:span><text:span text:style-name="T7"> and E</text:span><text:span text:style-name="T8">z</text:span><text:span text:style-name="T7"> known, these two can be solved separately. <text:s/>In matrix form, this leads to two standard </text:span><text:span text:style-name="T7">linear problems of the form Ax=b.</text:span></text:p>
              </text:list-item>
              <text:list-item>
                <text:p text:style-name="P6"><text:span text:style-name="T7">The matrices are built up with integrators from MFEM in fem2D::fem2D in fem2D.cpp.</text:span></text:p>
              </text:list-item>
            </text:list>
          </draw:text-box>
        </draw:frame>
        <draw:frame draw:style-name="gr3" draw:text-style-name="P8" draw:layer="layout" svg:width="6.204cm" svg:height="1.133cm" svg:x="3.325cm" svg:y="9.02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3" draw:text-style-name="P8" draw:layer="layout" svg:width="6.179cm" svg:height="1.246cm" svg:x="3.302cm" svg:y="12.162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3" draw:text-style-name="P8" draw:layer="layout" svg:width="6.768cm" svg:height="3.115cm" svg:x="3.298cm" svg:y="14.5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11" draw:text-style-name="P6" draw:layer="layout" svg:width="25.199cm" svg:height="16.741cm" svg:x="1.4cm" svg:y="2.032cm" presentation:class="outline" presentation:user-transformed="true">
          <draw:text-box>
            <text:list text:style-name="L2">
              <text:list-item>
                <text:p text:style-name="P6"><text:span text:style-name="T7">The M</text:span><text:span text:style-name="T8">t</text:span><text:span text:style-name="T7"> and M</text:span><text:span text:style-name="T8">z</text:span><text:span text:style-name="T7"> integrators integrate over </text:span><text:span text:style-name="T9">m</text:span><text:span text:style-name="T7">, which is assumed to be real and possibly vary from </text:span><text:span text:style-name="T7">element to element.</text:span></text:p>
              </text:list-item>
              <text:list-item>
                <text:p text:style-name="P6"><text:span text:style-name="T7">The Z</text:span><text:span text:style-name="T8">t</text:span><text:span text:style-name="T7"> and C</text:span><text:span text:style-name="T8">z</text:span><text:span text:style-name="T7"> integrators include a matrix operation to obtain the cross product with the unit vector in </text:span><text:span text:style-name="T7">the z direction.</text:span></text:p>
              </text:list-item>
              <text:list-item>
                <text:p text:style-name="P6"><text:span text:style-name="T7">All of the integrators are real-valued, so just the 5 matrices need to be constructed using real </text:span><text:span text:style-name="T7">variables. <text:s/>Complex variables are not required until solving the final matrix equation.</text:span></text:p>
              </text:list-item>
              <text:list-item>
                <text:p text:style-name="P6"><text:span text:style-name="T7">Like for the eigenvalue calculation, the matrices are exported to eigenvalue.c where the standard </text:span><text:span text:style-name="T7">Ax=b problem is solved twice in SLEPc using complex numbers, once for H</text:span><text:span text:style-name="T8">t</text:span><text:span text:style-name="T7"> and once for H</text:span><text:span text:style-name="T8">z</text:span><text:span text:style-name="T7">.</text:span></text:p>
              </text:list-item>
              <text:list-item>
                <text:p text:style-name="P6"><text:span text:style-name="T7">Once solved, the H-fields are saved to files for import back into the main program into real and </text:span><text:span text:style-name="T7">imaginary data structures where processing continues using MFEM func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1.957cm" svg:x="1.4cm" svg:y="0.837cm" presentation:class="title" presentation:user-transformed="true">
          <draw:text-box>
            <text:p>Poynting Vector</text:p>
          </draw:text-box>
        </draw:frame>
        <draw:frame presentation:style-name="pr10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><text:span text:style-name="T7">With E</text:span><text:span text:style-name="T8">t</text:span><text:span text:style-name="T7">, E</text:span><text:span text:style-name="T8">z</text:span><text:span text:style-name="T7">, H</text:span><text:span text:style-name="T8">t</text:span><text:span text:style-name="T7">, and H</text:span><text:span text:style-name="T8">z</text:span><text:span text:style-name="T7"> known, then the Poynting Vector can be calculated.</text:span></text:p>
              </text:list-item>
              <text:list-item>
                <text:p text:style-name="P13"><text:span text:style-name="T7">For a 2D simulator, the quantity of interest is the power flowing in the z-direction.</text:span></text:p>
              </text:list-item>
              <text:list-item>
                <text:p><text:span text:style-name="T7">Each of the terms are real and computed with MFEM grid functions for plotting.</text:span></text:p>
              </text:list-item>
              <text:list-item>
                <text:p><text:span text:style-name="T7">These are then integrated over the cross section to obtain the total complex P</text:span><text:span text:style-name="T8">z</text:span><text:span text:style-name="T10">.</text:span></text:p>
              </text:list-item>
              <text:list-item>
                <text:p><text:span text:style-name="T10">The code is implemented in Fields::calculatePz in fem2D.cpp.</text:span></text:p>
              </text:list-item>
            </text:list>
          </draw:text-box>
        </draw:frame>
        <draw:frame draw:style-name="gr3" draw:text-style-name="P8" draw:layer="layout" svg:width="9.747cm" svg:height="3.231cm" svg:x="2.699cm" svg:y="5.659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layer="layout" svg:width="25.199cm" svg:height="1.957cm" svg:x="1.4cm" svg:y="0.837cm" presentation:class="title">
          <draw:text-box>
            <text:p>Losses</text:p>
          </draw:text-box>
        </draw:frame>
        <draw:frame presentation:style-name="pr4" draw:text-style-name="P10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 text:style-name="P6"><text:span text:style-name="T7">The setup and solution of (12) makes three assumptions regarding losses.</text:span></text:p>
                <text:list>
                  <text:list-item>
                    <text:p text:style-name="P6"><text:span text:style-name="T7">All conductors are either perfect electric conductor (PEC) or perfect magnetic conductor (PMC).</text:span></text:p>
                  </text:list-item>
                  <text:list-item>
                    <text:p text:style-name="P6"><text:span text:style-name="T7">Dielectrics can have complex permittivity.</text:span></text:p>
                  </text:list-item>
                  <text:list-item>
                    <text:p text:style-name="P6"><text:span text:style-name="T7">Dielectrics have real permeability.</text:span></text:p>
                  </text:list-item>
                </text:list>
              </text:list-item>
              <text:list-item>
                <text:p text:style-name="P6"><text:span text:style-name="T7">With this setup, the results from the solution of (12) only include dielectric losses.</text:span></text:p>
              </text:list-item>
              <text:list-item>
                <text:p text:style-name="P6"><text:span text:style-name="T7">To add in conductor losses, the magnitude of the tangential magnetic field on the conductors is </text:span><text:span text:style-name="T7">multiplied by the surface resistance. <text:s/>These loss estimates are added to the dielectric losses to get </text:span><text:span text:style-name="T7">the total losses.</text:span></text:p>
              </text:list-item>
              <text:list-item>
                <text:p text:style-name="P6"><text:span text:style-name="T7">For the conductor losses to be accurate, the conductors must be thick compared to the skin depth. <text:s/>It </text:span><text:span text:style-name="T7">is up to the user to ensure that this condition is met.</text:span></text:p>
              </text:list-item>
              <text:list-item>
                <text:p text:style-name="P6"><text:span text:style-name="T7">Since field penetration into the conductors is not included in the solution of (12), then the small effect </text:span><text:span text:style-name="T7">of the field penetration on the propagation constant is not includ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1.957cm" svg:x="1.4cm" svg:y="0.837cm" presentation:class="title">
          <draw:text-box>
            <text:p>Adaptive Mesh Refinement</text:p>
          </draw:text-box>
        </draw:frame>
        <draw:frame presentation:style-name="pr4" draw:text-style-name="P10" draw:layer="layout" svg:width="25.199cm" svg:height="15.217cm" svg:x="1.4cm" svg:y="3.556cm" presentation:class="outline" presentation:user-transformed="true">
          <draw:text-box>
            <text:list text:style-name="L2">
              <text:list-item>
                <text:p text:style-name="P6"><text:span text:style-name="T7">Adaptive mesh refinement uses the Zienkiewicz-Zhu error estimation method as implemented in </text:span><text:span text:style-name="T7">MFEM.</text:span></text:p>
                <text:list>
                  <text:list-item>
                    <text:p><text:span text:style-name="T7">See Mode::ZZrefineMesh in fem2D.cpp.</text:span></text:p>
                  </text:list-item>
                </text:list>
              </text:list-item>
              <text:list-item>
                <text:p text:style-name="P6"><text:span text:style-name="T7">The setup requires an integrator, and ideally, an integrator over the complete electric field would be </text:span><text:span text:style-name="T7">used.</text:span></text:p>
              </text:list-item>
              <text:list-item>
                <text:p text:style-name="P6"><text:span text:style-name="T7">Naturally, MFEM does not include such a specific integrator, but it does include a curlcurl integrator, </text:span><text:span text:style-name="T7">which represents part of the electric field.</text:span></text:p>
              </text:list-item>
              <text:list-item>
                <text:p text:style-name="P6"><text:span text:style-name="T7">With the curlcurl integrator, the adaptive mesh refinement algorithm calculates mesh errors on </text:span><text:span text:style-name="T11">part</text:span><text:span text:style-name="T7"> of </text:span><text:span text:style-name="T7">the electric field.</text:span></text:p>
                <text:list>
                  <text:list-item>
                    <text:p text:style-name="P6"><text:span text:style-name="T7">This naturally leads to less accurate error estimates for the mesh elements, potentially leading to </text:span><text:span text:style-name="T7">less accurate selection of mesh elements for refinement.</text:span></text:p>
                  </text:list-item>
                </text:list>
              </text:list-item>
              <text:list-item>
                <text:p text:style-name="P6"><text:span text:style-name="T7">Numerical experiments across a variety of transmission lines and waveguides show that the adaptive </text:span><text:span text:style-name="T7">mesh refinement is good enough. <text:s/>Mesh refinements occur where they should leading to </text:span><text:span text:style-name="T7">demonstrable high accuracy.</text:span></text:p>
              </text:list-item>
              <text:list-item>
                <text:p text:style-name="P6"><text:span text:style-name="T7">Replacing the curlcurl integrator would require the writing of a custom integrator, and this is a </text:span><text:span text:style-name="T7">challenging task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50" draw:display-name="Transparency 50" draw:style="linear" draw:start="10%" draw:end="5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stroke-linejoin="miter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7" draw:fill-hatch-name="Hatch_20_1" draw:fill-image-name="Bitmape_20_1" draw:opacity="0%" draw:fill-image-width="0cm" draw:fill-image-height="0cm" draw:shadow-offset-x="0.203cm" draw:shadow-offset-y="0.203cm" draw:shadow-opacity="0%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000000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000000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000000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000000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000000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fill-color="#999966" draw:opacity="100%" draw:opacity-name="Transparency_20_50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auto-grow-height="false" fo:min-height="13.86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draw:auto-grow-width="true" fo:min-height="1.449cm" fo:min-width="9.176cm"/>
    </style:style>
    <style:style style:name="Mpr8" style:family="presentation" style:parent-style-name="Default_20_1-backgroundobjects">
      <style:graphic-properties svg:stroke-color="#000000" draw:fill="none" draw:textarea-vertical-align="middle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6pt" style:font-size-asian="16pt" style:font-size-complex="16pt"/>
    </style:style>
    <style:style style:name="MP6" style:family="paragraph">
      <style:paragraph-properties fo:text-align="end"/>
      <style:text-properties fo:font-size="11pt" style:font-size-asian="14pt" style:font-size-complex="14pt"/>
    </style:style>
    <style:style style:name="MP7" style:family="paragraph">
      <style:paragraph-properties fo:text-align="center"/>
      <style:text-properties fo:color="#000000"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1pt" style:font-size-asian="13pt" style:font-size-complex="13pt"/>
    </style:style>
    <style:style style:name="MT3" style:family="text">
      <style:text-properties fo:font-size="11pt" style:font-size-asian="14pt" style:font-size-complex="14pt"/>
    </style:style>
    <style:style style:name="MT4" style:family="text">
      <style:text-properties fo:color="#000000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5.217cm" svg:x="1.4cm" svg:y="3.55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176cm" svg:height="1.448cm" svg:x="9.426cm" svg:y="19.131cm" presentation:class="footer">
        <draw:text-box>
          <text:p text:style-name="MP4"><text:span text:style-name="MT1"><presentation:footer/></text:span></text:p>
        </draw:text-box>
      </draw:frame>
      <draw:line presentation:style-name="Mpr2" draw:text-style-name="MP3" draw:layer="backgroundobjects" svg:x1="9.144cm" svg:y1="20.32cm" svg:x2="0cm" svg:y2="20.32cm">
        <text:p/>
      </draw:line>
      <draw:line presentation:style-name="Mpr2" draw:text-style-name="MP3" draw:layer="backgroundobjects" svg:x1="28cm" svg:y1="20.32cm" svg:x2="18.856cm" svg:y2="20.32cm">
        <text:p/>
      </draw:line>
      <draw:line presentation:style-name="Mpr2" draw:text-style-name="MP3" draw:layer="backgroundobjects" svg:x1="0cm" svg:y1="2.794cm" svg:x2="28cm" svg:y2="2.794cm">
        <text:p/>
      </draw:line>
      <draw:line presentation:style-name="Mpr2" draw:text-style-name="MP3" draw:layer="backgroundobjects" svg:x1="0.027cm" svg:y1="0.815cm" svg:x2="28.027cm" svg:y2="0.815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rect draw:style-name="Mgr3" draw:text-style-name="MP3" draw:layer="backgroundobjects" svg:width="28cm" svg:height="21cm" svg:x="0cm" svg:y="0cm">
        <text:p/>
      </draw:rect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Mpr5" draw:layer="backgroundobjects" svg:width="25.199cm" svg:height="13.859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9.176cm" svg:height="1.448cm" svg:x="9.42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9.176cm" svg:height="1.448cm" svg:x="9.458cm" svg:y="19.131cm">
        <draw:text-box>
          <text:p text:style-name="MP3"><text:span text:style-name="MT4"/></text:p>
          <text:p text:style-name="MP3"><text:span text:style-name="MT4"/></text:p>
          <text:p text:style-name="MP3"><text:span text:style-name="MT4"/></text:p>
        </draw:text-box>
      </draw:frame>
      <draw:line presentation:style-name="Mpr8" draw:text-style-name="MP3" draw:layer="backgroundobjects" svg:x1="9.144cm" svg:y1="20.32cm" svg:x2="0cm" svg:y2="20.32cm">
        <text:p/>
      </draw:line>
      <draw:line presentation:style-name="Mpr8" draw:text-style-name="MP3" draw:layer="backgroundobjects" svg:x1="28cm" svg:y1="20.32cm" svg:x2="18.856cm" svg:y2="20.32cm">
        <text:p/>
      </draw:line>
      <draw:frame draw:style-name="Mgr4" draw:text-style-name="MP5" draw:layer="backgroundobjects" svg:width="10.922cm" svg:height="0.762cm" svg:x="8.57cm" svg:y="19.996cm">
        <draw:text-box>
          <text:p text:style-name="MP3"><text:span text:style-name="MT2">Copyright © 2022 Brian Young. <text:s/>All Rights Reserved.</text:span></text:p>
        </draw:text-box>
      </draw:frame>
      <draw:frame presentation:style-name="Mpr6" draw:text-style-name="MP6" draw:layer="backgroundobjects" svg:width="6.523cm" svg:height="1.448cm" svg:x="20.076cm" svg:y="19.131cm" presentation:class="page-number">
        <draw:text-box>
          <text:p text:style-name="MP6"><text:span text:style-name="MT3"/></text:p>
          <text:p text:style-name="MP6"><text:span text:style-name="MT3"/></text:p>
          <text:p text:style-name="MP6"><text:span text:style-name="MT3"/></text:p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Young</meta:initial-creator>
    <meta:creation-date>2022-07-14T16:26:45</meta:creation-date>
    <meta:editing-duration>P2DT20H44M59S</meta:editing-duration>
    <meta:editing-cycles>161</meta:editing-cycles>
    <dc:date>2022-08-04T15:38:14</dc:date>
    <dc:creator>Brian Young</dc:creator>
    <meta:generator>OpenOffice/4.1.11$Unix OpenOffice.org_project/4112m1$Build-9809</meta:generator>
    <meta:document-statistic meta:object-count="93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under accentunder="true">
                <msub>
                  <mi>W</mi>
                  <mrow>
                    <mi>t</mi>
                  </mrow>
                </msub>
                <mo>̲</mo>
              </munder>
              <msub>
                <mfenced open="[" close="]">
                  <mrow>
                    <msub>
                      <mi>T</mi>
                      <mrow>
                        <mi>t</mi>
                      </mrow>
                    </msub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t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row>
                  <msub>
                    <mo stretchy="false">∫</mo>
                    <mrow>
                      <msub>
                        <mo stretchy="false">Ω</mo>
                        <mrow>
                          <mi>e</mi>
                        </mrow>
                      </msub>
                    </mrow>
                  </msub>
                  <mover accent="true">
                    <msub>
                      <mi>w</mi>
                      <mrow>
                        <mi>t</mi>
                      </mrow>
                    </msub>
                    <mo stretchy="false">⃗</mo>
                  </mover>
                </mrow>
                <mo stretchy="false">⋅</mo>
                <mover accent="true">
                  <msub>
                    <mi>e</mi>
                    <mrow>
                      <mi>t</mi>
                    </mrow>
                  </msub>
                  <mo stretchy="false">⃗</mo>
                </mover>
              </mrow>
              <mrow>
                <mi>d</mi>
                <mo stretchy="false">Ω</mo>
              </mrow>
            </mrow>
          </mtd>
        </mtr>
        <mtr>
          <mtd>
            <mrow>
              <munder accentunder="true">
                <msub>
                  <mi>W</mi>
                  <mrow>
                    <mi>t</mi>
                  </mrow>
                </msub>
                <mo>̲</mo>
              </munder>
              <msub>
                <mfenced open="[" close="]">
                  <mrow>
                    <mi>G</mi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z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row>
                  <msub>
                    <mo stretchy="false">∫</mo>
                    <mrow>
                      <msub>
                        <mo stretchy="false">Ω</mo>
                        <mrow>
                          <mi>e</mi>
                        </mrow>
                      </msub>
                    </mrow>
                  </msub>
                  <mover accent="true">
                    <msub>
                      <mi>w</mi>
                      <mrow>
                        <mi>t</mi>
                      </mrow>
                    </msub>
                    <mo stretchy="false">⃗</mo>
                  </mover>
                </mrow>
                <mo stretchy="false">⋅</mo>
                <mrow>
                  <msub>
                    <mo stretchy="false">∇</mo>
                    <mrow>
                      <mi>t</mi>
                    </mrow>
                  </msub>
                  <msub>
                    <mi>e</mi>
                    <mrow>
                      <mi>z</mi>
                    </mrow>
                  </msub>
                </mrow>
              </mrow>
              <mrow>
                <mi>d</mi>
                <mo stretchy="false">Ω</mo>
              </mrow>
            </mrow>
          </mtd>
        </mtr>
        <mtr>
          <mtd>
            <mrow>
              <munder accentunder="true">
                <msub>
                  <mi>W</mi>
                  <mrow>
                    <mi>z</mi>
                  </mrow>
                </msub>
                <mo>̲</mo>
              </munder>
              <msub>
                <mfenced open="[" close="]">
                  <mrow>
                    <msub>
                      <mi>S</mi>
                      <mrow>
                        <mi>z</mi>
                      </mrow>
                    </msub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z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row>
                  <msub>
                    <mo stretchy="false">∫</mo>
                    <mrow>
                      <msub>
                        <mo stretchy="false">Ω</mo>
                        <mrow>
                          <mi>e</mi>
                        </mrow>
                      </msub>
                    </mrow>
                  </msub>
                  <mrow>
                    <msub>
                      <mo stretchy="false">∇</mo>
                      <mrow>
                        <mi>t</mi>
                      </mrow>
                    </msub>
                    <msub>
                      <mi>w</mi>
                      <mrow>
                        <mi>z</mi>
                      </mrow>
                    </msub>
                  </mrow>
                </mrow>
                <mo stretchy="false">⋅</mo>
                <mrow>
                  <msub>
                    <mo stretchy="false">∇</mo>
                    <mrow>
                      <mi>t</mi>
                    </mrow>
                  </msub>
                  <msub>
                    <mi>e</mi>
                    <mrow>
                      <mi>z</mi>
                    </mrow>
                  </msub>
                </mrow>
              </mrow>
              <mrow>
                <mi>d</mi>
                <mo stretchy="false">Ω</mo>
              </mrow>
            </mrow>
          </mtd>
        </mtr>
        <mtr>
          <mtd>
            <mrow>
              <munder accentunder="true">
                <msub>
                  <mi>W</mi>
                  <mrow>
                    <mi>z</mi>
                  </mrow>
                </msub>
                <mo>̲</mo>
              </munder>
              <msub>
                <mfenced open="[" close="]">
                  <mrow>
                    <msub>
                      <mi>T</mi>
                      <mrow>
                        <mi>z</mi>
                      </mrow>
                    </msub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z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sub>
                  <mo stretchy="false">∫</mo>
                  <mrow>
                    <msub>
                      <mo stretchy="false">Ω</mo>
                      <mrow>
                        <mi>e</mi>
                      </mrow>
                    </msub>
                  </mrow>
                </msub>
                <msub>
                  <mi>w</mi>
                  <mrow>
                    <mi>z</mi>
                  </mrow>
                </msub>
              </mrow>
              <msub>
                <mi>e</mi>
                <mrow>
                  <mi>z</mi>
                </mrow>
              </msub>
              <mrow>
                <mi>d</mi>
                <mo stretchy="false">Ω</mo>
              </mrow>
            </mrow>
          </mtd>
        </mtr>
        <mtr>
          <mtd>
            <mrow>
              <munder accentunder="true">
                <msub>
                  <mi>W</mi>
                  <mrow>
                    <mi>t</mi>
                  </mrow>
                </msub>
                <mo>̲</mo>
              </munder>
              <msub>
                <mfenced open="[" close="]">
                  <mrow>
                    <msub>
                      <mi>S</mi>
                      <mrow>
                        <mi>t</mi>
                      </mrow>
                    </msub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t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row>
                  <msub>
                    <mo stretchy="false">∫</mo>
                    <mrow>
                      <msub>
                        <mo stretchy="false">Ω</mo>
                        <mrow>
                          <mi>e</mi>
                        </mrow>
                      </msub>
                    </mrow>
                  </msub>
                  <mfenced open="(" close=")">
                    <mrow>
                      <mrow>
                        <msub>
                          <mo stretchy="false">∇</mo>
                          <mrow>
                            <mi>t</mi>
                          </mrow>
                        </msub>
                        <mo stretchy="false">×</mo>
                        <mover accent="true">
                          <msub>
                            <mi>w</mi>
                            <mrow>
                              <mi>t</mi>
                            </mrow>
                          </msub>
                          <mo stretchy="false">⃗</mo>
                        </mover>
                      </mrow>
                    </mrow>
                  </mfenced>
                </mrow>
                <mo stretchy="false">⋅</mo>
                <mfenced open="(" close=")">
                  <mrow>
                    <mrow>
                      <msub>
                        <mo stretchy="false">∇</mo>
                        <mrow>
                          <mi>t</mi>
                        </mrow>
                      </msub>
                      <mo stretchy="false">×</mo>
                      <mover accent="true">
                        <msub>
                          <mi>e</mi>
                          <mrow>
                            <mi>t</mi>
                          </mrow>
                        </msub>
                        <mo stretchy="false">⃗</mo>
                      </mover>
                    </mrow>
                  </mrow>
                </mfenced>
              </mrow>
              <mrow>
                <mi>d</mi>
                <mo stretchy="false">Ω</mo>
              </mrow>
            </mrow>
          </mtd>
        </mtr>
      </mtable>
    </mrow>
    <annotation encoding="StarMath 5.0">matrix {
underline W_{t} left[ T_{t} right]_{e} nospace{overline %EPSILON{}_{t}} ~#{}={}# alignl~ int_{%OMEGA_{e}} vec w_{t} cdot vec e_{t} nospace{d%OMEGA} ##
underline W_{t} left[ G right]_{e} nospace{overline %EPSILON{}_{z}} ~#{}={}# alignl ~ int_{%OMEGA_{e}} vec w_{t} cdot nospace{Nabla_{t} e_{z}} nospace{d%OMEGA} ##
underline W_{z} left[ S_{z} right]_{e} nospace{overline %EPSILON{}_{z}} ~ #{}={}# alignl ~ int_{%OMEGA_{e}} nospace{Nabla_{t} w_{z}} cdot nospace{Nabla_{t} e_{z}} nospace{d%OMEGA} ##
underline W_{z} left[ T_{z} right]_{e} nospace{overline %EPSILON{}_{z}} ~ #{}={}# alignl ~int_{%OMEGA_{e}} w_{z} e_{z} nospace{d%OMEGA} ##
underline W_{t} left[ S_{t} right]_{e} nospace{overline %EPSILON{}_{t}} ~ #{}={}# alignl ~int_{%OMEGA_{e}} left( Nabla_{t} times vec w_{t} right) cdot left( Nabla_{t} times vec e_{t} right) nospace{d%OMEGA}
}
</annotation>
  </semantics>
</math>
</file>

<file path=Object 2/content.xml><?xml version="1.0" encoding="utf-8"?>
<math xmlns="http://www.w3.org/1998/Math/MathML">
  <semantics>
    <mrow>
      <mrow>
        <munder>
          <mo stretchy="false">∑</mo>
          <mrow>
            <msub>
              <mo stretchy="false">Ω</mo>
              <mrow>
                <mi>e</mi>
              </mrow>
            </msub>
          </mrow>
        </munder>
        <mfenced open="{" close="}">
          <mrow>
            <mfenced open="[" close="]">
              <mrow>
                <mtable>
                  <mtr>
                    <mtd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row>
                          <msub>
                            <mfenced open="[" close="]">
                              <mrow>
                                <msub>
                                  <mi>S</mi>
                                  <mrow>
                                    <mi>t</mi>
                                  </mrow>
                                </msub>
                              </mrow>
                            </mfenced>
                            <mrow>
                              <mi>e</mi>
                            </mrow>
                          </msub>
                          <mo stretchy="false">−</mo>
                          <msubsup>
                            <mi>k</mi>
                            <mrow>
                              <mi>o</mi>
                            </mrow>
                            <mrow>
                              <mn>2</mn>
                            </mrow>
                          </msubsup>
                        </mrow>
                        <mrow>
                          <mover accent="true">
                            <mo stretchy="false">ϵ</mo>
                            <mo>¯</mo>
                          </mover>
                          <msub>
                            <mrow/>
                            <mrow>
                              <mi>r</mi>
                            </mrow>
                          </msub>
                        </mrow>
                        <msub>
                          <mfenced open="[" close="]">
                            <mrow>
                              <msub>
                                <mi>T</mi>
                                <mrow>
                                  <mi>t</mi>
                                </mrow>
                              </msub>
                            </mrow>
                          </mfenced>
                          <mrow>
                            <mi>e</mi>
                          </mrow>
                        </msub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</mtable>
              </mrow>
            </mfenced>
          </mrow>
        </mfenced>
      </mrow>
      <mrow>
        <mfenced open="[" close="]">
          <mrow>
            <mtable>
              <mtr>
                <mtd>
                  <mrow>
                    <mrow>
                      <mover accent="true">
                        <mo stretchy="false">Ε</mo>
                        <mo>¯</mo>
                      </mover>
                      <msub>
                        <mrow/>
                        <mrow>
                          <mi>t</mi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over accent="true">
                        <mo stretchy="false">Ε</mo>
                        <mo>¯</mo>
                      </mover>
                      <msub>
                        <mrow/>
                        <mrow>
                          <mi>z</mi>
                        </mrow>
                      </msub>
                    </mrow>
                  </mrow>
                </mtd>
              </mtr>
            </mtable>
          </mrow>
        </mfenced>
        <mo stretchy="false">=</mo>
        <msup>
          <mo stretchy="false">γ</mo>
          <mn>2</mn>
        </msup>
      </mrow>
      <mrow>
        <munder>
          <mo stretchy="false">∑</mo>
          <mrow>
            <msub>
              <mo stretchy="false">Ω</mo>
              <mrow>
                <mi>e</mi>
              </mrow>
            </msub>
          </mrow>
        </munder>
        <mfenced open="{" close="}">
          <mrow>
            <mfenced open="[" close="]">
              <mrow>
                <mtable>
                  <mtr>
                    <mtd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sub>
                          <mfenced open="[" close="]">
                            <mrow>
                              <msub>
                                <mi>T</mi>
                                <mrow>
                                  <mi>t</mi>
                                </mrow>
                              </msub>
                            </mrow>
                          </mfenced>
                          <mrow>
                            <mi>e</mi>
                          </mrow>
                        </msub>
                      </mrow>
                    </mtd>
                    <mtd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sub>
                          <mfenced open="[" close="]">
                            <mrow>
                              <mi>G</mi>
                            </mrow>
                          </mfenced>
                          <mrow>
                            <mi>e</mi>
                          </mrow>
                        </msub>
                      </mrow>
                    </mtd>
                  </mtr>
                  <mtr>
                    <mtd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subsup>
                          <mfenced open="[" close="]">
                            <mrow>
                              <mi>G</mi>
                            </mrow>
                          </mfenced>
                          <mrow>
                            <mi>e</mi>
                          </mrow>
                          <mi>T</mi>
                        </msubsup>
                      </mrow>
                    </mtd>
                    <mtd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row>
                          <msub>
                            <mfenced open="[" close="]">
                              <mrow>
                                <msub>
                                  <mi>S</mi>
                                  <mrow>
                                    <mi>z</mi>
                                  </mrow>
                                </msub>
                              </mrow>
                            </mfenced>
                            <mrow>
                              <mi>e</mi>
                            </mrow>
                          </msub>
                          <mo stretchy="false">−</mo>
                          <msubsup>
                            <mi>k</mi>
                            <mrow>
                              <mi>o</mi>
                            </mrow>
                            <mrow>
                              <mn>2</mn>
                            </mrow>
                          </msubsup>
                        </mrow>
                        <mrow>
                          <mover accent="true">
                            <mo stretchy="false">ϵ</mo>
                            <mo>¯</mo>
                          </mover>
                          <msub>
                            <mrow/>
                            <mrow>
                              <mi>r</mi>
                            </mrow>
                          </msub>
                        </mrow>
                        <msub>
                          <mfenced open="[" close="]">
                            <mrow>
                              <msub>
                                <mi>T</mi>
                                <mrow>
                                  <mi>z</mi>
                                </mrow>
                              </msub>
                            </mrow>
                          </mfenced>
                          <mrow>
                            <mi>e</mi>
                          </mrow>
                        </msub>
                      </mrow>
                    </mtd>
                  </mtr>
                </mtable>
              </mrow>
            </mfenced>
          </mrow>
        </mfenced>
      </mrow>
      <mfenced open="[" close="]">
        <mrow>
          <mtable>
            <mtr>
              <mtd>
                <mrow>
                  <mrow>
                    <mover accent="true">
                      <mo stretchy="false">Ε</mo>
                      <mo>¯</mo>
                    </mover>
                    <msub>
                      <mrow/>
                      <mrow>
                        <mi>t</mi>
                      </mrow>
                    </msub>
                  </mrow>
                </mrow>
              </mtd>
            </mtr>
            <mtr>
              <mtd>
                <mrow>
                  <mrow>
                    <mover accent="true">
                      <mo stretchy="false">Ε</mo>
                      <mo>¯</mo>
                    </mover>
                    <msub>
                      <mrow/>
                      <mrow>
                        <mi>z</mi>
                      </mrow>
                    </msub>
                  </mrow>
                </mrow>
              </mtd>
            </mtr>
          </mtable>
        </mrow>
      </mfenced>
    </mrow>
    <annotation encoding="StarMath 5.0">Sum csub{%OMEGA_{e}} left lbrace left[ matrix{
1 over %mu_{r} left[ S_{t} right]_{e} - k_{o}^{2} nospace{overline %epsilon{}_{r}} left[ T_{t} right]_{e}#
0##
0#
0} right] right rbrace
left[ matrix{nospace{overline %EPSILON{}_{t}} ## nospace{overline %EPSILON{}_{z}}} right]
=
%gamma^2 Sum csub{%OMEGA_{e}} left lbrace left[ matrix{
1 over %mu_{r} left[ T_{t} right]_{e} #
1 over %mu_{r} left[ G right]_{e} ##
1 over %mu_{r} left[ G right]_{e}^T  #
1 over %mu_{r} left[ S_{z} right]_{e} - k_{o}^{2} nospace{overline %epsilon{}_{r}} left[ T_{z} right ]_{e}} right] right rbrace
left[ matrix{nospace{overline %EPSILON{}_{t}} ## nospace{overline %EPSILON{}_{z}}} right]
</annotation>
  </semantics>
</math>
</file>

<file path=Object 3/content.xml><?xml version="1.0" encoding="utf-8"?>
<math xmlns="http://www.w3.org/1998/Math/MathML">
  <semantics>
    <mrow>
      <mtable>
        <mtr>
          <mtd>
            <mrow>
              <munder accentunder="true">
                <msub>
                  <mi>W</mi>
                  <mrow>
                    <mi>t</mi>
                  </mrow>
                </msub>
                <mo>̲</mo>
              </munder>
              <msub>
                <mfenced open="[" close="]">
                  <mrow>
                    <msub>
                      <mi>T</mi>
                      <mrow>
                        <mi>t</mi>
                      </mrow>
                    </msub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t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row>
                  <msub>
                    <mo stretchy="false">∫</mo>
                    <mrow>
                      <msub>
                        <mo stretchy="false">Ω</mo>
                        <mrow>
                          <mi>e</mi>
                        </mrow>
                      </msub>
                    </mrow>
                  </msub>
                  <mover accent="true">
                    <msub>
                      <mi>w</mi>
                      <mrow>
                        <mi>t</mi>
                      </mrow>
                    </msub>
                    <mo stretchy="false">⃗</mo>
                  </mover>
                </mrow>
                <mo stretchy="false">⋅</mo>
                <mover accent="true">
                  <msub>
                    <mi>e</mi>
                    <mrow>
                      <mi>t</mi>
                    </mrow>
                  </msub>
                  <mo stretchy="false">⃗</mo>
                </mover>
              </mrow>
              <mrow>
                <mi>d</mi>
                <mo stretchy="false">Ω</mo>
              </mrow>
            </mrow>
          </mtd>
          <mtd>
            <mrow>
              <mi/>
              <mtext>VectorFEMassIntegrator</mtext>
            </mrow>
          </mtd>
        </mtr>
        <mtr>
          <mtd>
            <mrow>
              <munder accentunder="true">
                <msub>
                  <mi>W</mi>
                  <mrow>
                    <mi>t</mi>
                  </mrow>
                </msub>
                <mo>̲</mo>
              </munder>
              <msub>
                <mfenced open="[" close="]">
                  <mrow>
                    <mi>G</mi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z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row>
                  <msub>
                    <mo stretchy="false">∫</mo>
                    <mrow>
                      <msub>
                        <mo stretchy="false">Ω</mo>
                        <mrow>
                          <mi>e</mi>
                        </mrow>
                      </msub>
                    </mrow>
                  </msub>
                  <mover accent="true">
                    <msub>
                      <mi>w</mi>
                      <mrow>
                        <mi>t</mi>
                      </mrow>
                    </msub>
                    <mo stretchy="false">⃗</mo>
                  </mover>
                </mrow>
                <mo stretchy="false">⋅</mo>
                <mrow>
                  <msub>
                    <mo stretchy="false">∇</mo>
                    <mrow>
                      <mi>t</mi>
                    </mrow>
                  </msub>
                  <msub>
                    <mi>e</mi>
                    <mrow>
                      <mi>z</mi>
                    </mrow>
                  </msub>
                </mrow>
              </mrow>
              <mrow>
                <mi>d</mi>
                <mo stretchy="false">Ω</mo>
              </mrow>
            </mrow>
          </mtd>
          <mtd>
            <mrow>
              <mi/>
              <mtext>MixedVectorGradientIntegrator</mtext>
            </mrow>
          </mtd>
        </mtr>
        <mtr>
          <mtd>
            <mrow>
              <munder accentunder="true">
                <msub>
                  <mi>W</mi>
                  <mrow>
                    <mi>z</mi>
                  </mrow>
                </msub>
                <mo>̲</mo>
              </munder>
              <msub>
                <mfenced open="[" close="]">
                  <mrow>
                    <msub>
                      <mi>S</mi>
                      <mrow>
                        <mi>z</mi>
                      </mrow>
                    </msub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z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row>
                  <msub>
                    <mo stretchy="false">∫</mo>
                    <mrow>
                      <msub>
                        <mo stretchy="false">Ω</mo>
                        <mrow>
                          <mi>e</mi>
                        </mrow>
                      </msub>
                    </mrow>
                  </msub>
                  <mrow>
                    <msub>
                      <mo stretchy="false">∇</mo>
                      <mrow>
                        <mi>t</mi>
                      </mrow>
                    </msub>
                    <msub>
                      <mi>w</mi>
                      <mrow>
                        <mi>z</mi>
                      </mrow>
                    </msub>
                  </mrow>
                </mrow>
                <mo stretchy="false">⋅</mo>
                <mrow>
                  <msub>
                    <mo stretchy="false">∇</mo>
                    <mrow>
                      <mi>t</mi>
                    </mrow>
                  </msub>
                  <msub>
                    <mi>e</mi>
                    <mrow>
                      <mi>z</mi>
                    </mrow>
                  </msub>
                </mrow>
              </mrow>
              <mrow>
                <mi>d</mi>
                <mo stretchy="false">Ω</mo>
              </mrow>
            </mrow>
          </mtd>
          <mtd>
            <mrow>
              <mi/>
              <mtext>DiffusionIntegrator</mtext>
            </mrow>
          </mtd>
        </mtr>
        <mtr>
          <mtd>
            <mrow>
              <munder accentunder="true">
                <msub>
                  <mi>W</mi>
                  <mrow>
                    <mi>z</mi>
                  </mrow>
                </msub>
                <mo>̲</mo>
              </munder>
              <msub>
                <mfenced open="[" close="]">
                  <mrow>
                    <msub>
                      <mi>T</mi>
                      <mrow>
                        <mi>z</mi>
                      </mrow>
                    </msub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z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sub>
                  <mo stretchy="false">∫</mo>
                  <mrow>
                    <msub>
                      <mo stretchy="false">Ω</mo>
                      <mrow>
                        <mi>e</mi>
                      </mrow>
                    </msub>
                  </mrow>
                </msub>
                <msub>
                  <mi>w</mi>
                  <mrow>
                    <mi>z</mi>
                  </mrow>
                </msub>
              </mrow>
              <msub>
                <mi>e</mi>
                <mrow>
                  <mi>z</mi>
                </mrow>
              </msub>
              <mrow>
                <mi>d</mi>
                <mo stretchy="false">Ω</mo>
              </mrow>
            </mrow>
          </mtd>
          <mtd>
            <mrow>
              <mi/>
              <mtext>MassIntegrator</mtext>
            </mrow>
          </mtd>
        </mtr>
        <mtr>
          <mtd>
            <mrow>
              <munder accentunder="true">
                <msub>
                  <mi>W</mi>
                  <mrow>
                    <mi>t</mi>
                  </mrow>
                </msub>
                <mo>̲</mo>
              </munder>
              <msub>
                <mfenced open="[" close="]">
                  <mrow>
                    <msub>
                      <mi>S</mi>
                      <mrow>
                        <mi>t</mi>
                      </mrow>
                    </msub>
                  </mrow>
                </mfenced>
                <mrow>
                  <mi>e</mi>
                </mrow>
              </msub>
              <mrow>
                <mover accent="true">
                  <mo stretchy="false">Ε</mo>
                  <mo>¯</mo>
                </mover>
                <msub>
                  <mrow/>
                  <mrow>
                    <mi>t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row>
                <mrow>
                  <msub>
                    <mo stretchy="false">∫</mo>
                    <mrow>
                      <msub>
                        <mo stretchy="false">Ω</mo>
                        <mrow>
                          <mi>e</mi>
                        </mrow>
                      </msub>
                    </mrow>
                  </msub>
                  <mfenced open="(" close=")">
                    <mrow>
                      <mrow>
                        <msub>
                          <mo stretchy="false">∇</mo>
                          <mrow>
                            <mi>t</mi>
                          </mrow>
                        </msub>
                        <mo stretchy="false">×</mo>
                        <mover accent="true">
                          <msub>
                            <mi>w</mi>
                            <mrow>
                              <mi>t</mi>
                            </mrow>
                          </msub>
                          <mo stretchy="false">⃗</mo>
                        </mover>
                      </mrow>
                    </mrow>
                  </mfenced>
                </mrow>
                <mo stretchy="false">⋅</mo>
                <mfenced open="(" close=")">
                  <mrow>
                    <mrow>
                      <msub>
                        <mo stretchy="false">∇</mo>
                        <mrow>
                          <mi>t</mi>
                        </mrow>
                      </msub>
                      <mo stretchy="false">×</mo>
                      <mover accent="true">
                        <msub>
                          <mi>e</mi>
                          <mrow>
                            <mi>t</mi>
                          </mrow>
                        </msub>
                        <mo stretchy="false">⃗</mo>
                      </mover>
                    </mrow>
                  </mrow>
                </mfenced>
              </mrow>
              <mrow>
                <mi>d</mi>
                <mo stretchy="false">Ω</mo>
              </mrow>
            </mrow>
          </mtd>
          <mtd>
            <mrow>
              <mi/>
              <mtext>CurlCurlIntegrator</mtext>
            </mrow>
          </mtd>
        </mtr>
      </mtable>
    </mrow>
    <annotation encoding="StarMath 5.0">matrix {
underline W_{t} left[ T_{t} right]_{e} nospace{overline %EPSILON {}_{t}} ~#{}={}# alignl~ int_{%OMEGA_{e}} vec w_{t} cdot vec e_{t} nospace{d%OMEGA} # alignl ~~ "VectorFEMassIntegrator" ##
underline W_{t} left[ G right]_{e} nospace {overline %EPSILON{}_{z}} ~#{}={}# alignl ~ int_{%OMEGA_{e}} vec w_{t} cdot nospace{Nabla_{t} e_{z}} nospace{d%OMEGA} # alignl ~~ "MixedVectorGradientIntegrator" ##
underline W_{z} left[ S_{z} right]_{e} nospace{overline %EPSILON{}_{z}} ~ #{}={}# alignl ~ int_{%OMEGA_{e}} nospace{Nabla_{t} w_{z}} cdot nospace{Nabla_{t} e_{z}} nospace{d%OMEGA} # alignl ~~ "DiffusionIntegrator" ##
underline W_{z} left[ T_{z} right]_{e} nospace{overline %EPSILON{}_{z}} ~ #{}={}# alignl ~int_{%OMEGA_{e}} w_{z} e_{z} nospace{d%OMEGA} # alignl ~~ "MassIntegrator" ##
underline W_{t} left[ S_{t} right]_{e} nospace{overline %EPSILON{}_{t}} ~ #{}={}# alignl ~int_{%OMEGA_{e}} left( Nabla_{t} times vec w_{t} right) cdot left( Nabla_{t} times vec e_{t} right) nospace{d%OMEGA} # alignl ~~ "CurlCurlIntegrator"
}
</annotation>
  </semantics>
</math>
</file>

<file path=Object 4/content.xml><?xml version="1.0" encoding="utf-8"?>
<math xmlns="http://www.w3.org/1998/Math/MathML">
  <semantics>
    <mrow>
      <mtable>
        <mtr>
          <mtd>
            <mrow>
              <mrow>
                <mi>j</mi>
                <mo stretchy="false">ω</mo>
                <mo stretchy="false">μ</mo>
              </mrow>
              <mrow>
                <mover accent="true">
                  <mi>H</mi>
                  <mo>¯</mo>
                </mover>
                <msub>
                  <mrow/>
                  <mrow>
                    <mi>t</mi>
                  </mrow>
                </msub>
              </mrow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row>
                <mi/>
                <mo stretchy="false">−</mo>
                <mrow>
                  <msub>
                    <mo stretchy="false">∇</mo>
                    <mrow>
                      <mi>t</mi>
                    </mrow>
                  </msub>
                  <mo stretchy="false">×</mo>
                  <msub>
                    <mi>E</mi>
                    <mrow>
                      <mi>z</mi>
                    </mrow>
                  </msub>
                </mrow>
              </mrow>
              <mover accent="true">
                <mi>z</mi>
                <mo stretchy="false">̂</mo>
              </mover>
              <mrow>
                <mi/>
                <mo stretchy="false">+</mo>
                <mi/>
              </mrow>
              <mo stretchy="false">γ</mo>
              <mrow>
                <mover accent="true">
                  <mi>z</mi>
                  <mo stretchy="false">̂</mo>
                </mover>
                <mo stretchy="false">×</mo>
                <mrow>
                  <mover accent="true">
                    <msub>
                      <mi>E</mi>
                      <mrow/>
                    </msub>
                    <mo>¯</mo>
                  </mover>
                  <mrow>
                    <mi>t</mi>
                  </mrow>
                </mrow>
              </mrow>
            </mrow>
          </mtd>
        </mtr>
        <mtr>
          <mtd>
            <mrow>
              <mrow>
                <mi>j</mi>
                <mo stretchy="false">ω</mo>
                <mo stretchy="false">μ</mo>
              </mrow>
              <msub>
                <mi>H</mi>
                <mrow>
                  <mi>z</mi>
                </mrow>
              </msub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row>
                <mi/>
                <mo stretchy="false">−</mo>
                <mrow>
                  <msub>
                    <mo stretchy="false">∇</mo>
                    <mrow>
                      <mi>t</mi>
                    </mrow>
                  </msub>
                  <mo stretchy="false">×</mo>
                  <mrow>
                    <mover accent="true">
                      <mi>E</mi>
                      <mo>¯</mo>
                    </mover>
                    <msub>
                      <mrow/>
                      <mrow>
                        <mi>t</mi>
                      </mrow>
                    </msub>
                  </mrow>
                </mrow>
              </mrow>
            </mrow>
          </mtd>
        </mtr>
      </mtable>
    </mrow>
    <annotation encoding="StarMath 5.0">matrix {
nospace{j %omega %mu} nospace{overline H{}_{t}} ~ #{}={}# alignl ~ - Nabla_{t} times E_{z} hat z ~ + ~  %gamma hat z times nospace{overline E_{}{t}} ##
nospace{j %omega %mu} H_{z} ~ #{}={}# alignl ~ - Nabla_{t} times nospace{overline E{}_{t}}
}</annotation>
  </semantics>
</math>
</file>

<file path=Object 5/content.xml><?xml version="1.0" encoding="utf-8"?>
<math xmlns="http://www.w3.org/1998/Math/MathML">
  <semantics>
    <mrow>
      <mtable>
        <mtr>
          <mtd>
            <mrow>
              <mfenced open="[" close="]">
                <mrow>
                  <msub>
                    <mi>M</mi>
                    <mrow>
                      <mi>t</mi>
                    </mrow>
                  </msub>
                </mrow>
              </mfenced>
              <mfenced open="[" close="]">
                <mrow>
                  <mrow>
                    <mover accent="true">
                      <mi>H</mi>
                      <mo>¯</mo>
                    </mover>
                    <msub>
                      <mrow/>
                      <mrow>
                        <mi>t</mi>
                      </mrow>
                    </msub>
                  </mrow>
                </mrow>
              </mfenced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i/>
              <mo stretchy="false">γ</mo>
              <mfenced open="[" close="]">
                <mrow>
                  <msub>
                    <mi>Z</mi>
                    <mrow>
                      <mi>t</mi>
                    </mrow>
                  </msub>
                </mrow>
              </mfenced>
              <mfenced open="[" close="]">
                <mrow>
                  <mrow>
                    <mover accent="true">
                      <mi>E</mi>
                      <mo>¯</mo>
                    </mover>
                    <msub>
                      <mrow/>
                      <mrow>
                        <mi>t</mi>
                      </mrow>
                    </msub>
                  </mrow>
                </mrow>
              </mfenced>
              <mrow>
                <mi/>
                <mo stretchy="false">−</mo>
                <mi/>
              </mrow>
              <mfenced open="[" close="]">
                <mrow>
                  <msub>
                    <mi>C</mi>
                    <mrow>
                      <mi>z</mi>
                    </mrow>
                  </msub>
                </mrow>
              </mfenced>
              <mfenced open="[" close="]">
                <mrow>
                  <mrow>
                    <mover accent="true">
                      <mi>E</mi>
                      <mo>¯</mo>
                    </mover>
                    <msub>
                      <mrow/>
                      <mrow>
                        <mi>z</mi>
                      </mrow>
                    </msub>
                  </mrow>
                </mrow>
              </mfenced>
            </mrow>
          </mtd>
        </mtr>
        <mtr>
          <mtd>
            <mrow>
              <mfenced open="[" close="]">
                <mrow>
                  <msub>
                    <mi>M</mi>
                    <mrow>
                      <mi>z</mi>
                    </mrow>
                  </msub>
                </mrow>
              </mfenced>
              <mfenced open="[" close="]">
                <mrow>
                  <mrow>
                    <mover accent="true">
                      <mi>H</mi>
                      <mo>¯</mo>
                    </mover>
                    <msub>
                      <mrow/>
                      <mrow>
                        <mi>z</mi>
                      </mrow>
                    </msub>
                  </mrow>
                </mrow>
              </mfenced>
              <mi/>
            </mrow>
          </mtd>
          <mtd>
            <mrow>
              <mrow>
                <mrow/>
                <mo stretchy="false">=</mo>
                <mrow/>
              </mrow>
            </mrow>
          </mtd>
          <mtd>
            <mrow>
              <mrow>
                <mi/>
                <mo stretchy="false">−</mo>
                <mfenced open="[" close="]">
                  <mrow>
                    <msub>
                      <mi>C</mi>
                      <mrow>
                        <mi>t</mi>
                      </mrow>
                    </msub>
                  </mrow>
                </mfenced>
              </mrow>
              <mfenced open="[" close="]">
                <mrow>
                  <mrow>
                    <mover accent="true">
                      <mi>E</mi>
                      <mo>¯</mo>
                    </mover>
                    <msub>
                      <mrow/>
                      <mrow>
                        <mi>t</mi>
                      </mrow>
                    </msub>
                  </mrow>
                </mrow>
              </mfenced>
            </mrow>
          </mtd>
        </mtr>
      </mtable>
    </mrow>
    <annotation encoding="StarMath 5.0">matrix {
left[ M_{t} right] left[ nospace{overline H{}_{t}} right] ~ # {}={} #
alignl ~ %gamma left[ Z_{t} right] left[ nospace{overline E{}_{t}} right] 
~ - ~ left[ C_{z} right] left[ nospace{overline E{}_{z}} right]
 ##
left[ M_{z} right] left[ nospace{overline H{}_{z}} right] ~ # {}={} #
alignl ~ -left[ C_{t} right] left[ nospace{overline E{}_{t}} right]
}</annotation>
  </semantics>
</math>
</file>

<file path=Object 6/content.xml><?xml version="1.0" encoding="utf-8"?>
<math xmlns="http://www.w3.org/1998/Math/MathML">
  <semantics>
    <mrow>
      <mtable>
        <mtr>
          <mtd>
            <mrow>
              <mfenced open="[" close="]">
                <mrow>
                  <msub>
                    <mi>M</mi>
                    <mrow>
                      <mi>t</mi>
                    </mrow>
                  </msub>
                </mrow>
              </mfenced>
            </mrow>
          </mtd>
          <mtd>
            <mrow>
              <mi/>
              <mtext>VectorFEMassIntegrator</mtext>
            </mrow>
          </mtd>
        </mtr>
        <mtr>
          <mtd>
            <mrow>
              <mfenced open="[" close="]">
                <mrow>
                  <msub>
                    <mi>M</mi>
                    <mrow>
                      <mi>z</mi>
                    </mrow>
                  </msub>
                </mrow>
              </mfenced>
            </mrow>
          </mtd>
          <mtd>
            <mrow>
              <mi/>
              <mtext>MassIntegrator</mtext>
            </mrow>
          </mtd>
        </mtr>
        <mtr>
          <mtd>
            <mrow>
              <mfenced open="[" close="]">
                <mrow>
                  <msub>
                    <mi>Z</mi>
                    <mrow>
                      <mi>t</mi>
                    </mrow>
                  </msub>
                </mrow>
              </mfenced>
            </mrow>
          </mtd>
          <mtd>
            <mrow>
              <mi/>
              <mtext>VectorFEMassIntegrator</mtext>
            </mrow>
          </mtd>
        </mtr>
        <mtr>
          <mtd>
            <mrow>
              <mfenced open="[" close="]">
                <mrow>
                  <msub>
                    <mi>C</mi>
                    <mrow>
                      <mi>t</mi>
                    </mrow>
                  </msub>
                </mrow>
              </mfenced>
            </mrow>
          </mtd>
          <mtd>
            <mrow>
              <mi/>
              <mtext>MixedScalarCurlIntegrator</mtext>
            </mrow>
          </mtd>
        </mtr>
        <mtr>
          <mtd>
            <mrow>
              <mfenced open="[" close="]">
                <mrow>
                  <msub>
                    <mi>C</mi>
                    <mrow>
                      <mi>z</mi>
                    </mrow>
                  </msub>
                </mrow>
              </mfenced>
            </mrow>
          </mtd>
          <mtd>
            <mrow>
              <mi/>
              <mtext>MixedVectorGradientIntegrator</mtext>
            </mrow>
          </mtd>
        </mtr>
      </mtable>
    </mrow>
    <annotation encoding="StarMath 5.0">matrix {
alignc left[ M_{t} right] # alignl ~ ~ "VectorFEMassIntegrator" ##
alignc left[ M_{z} right] # alignl ~ ~ "MassIntegrator" ##
alignc left[ Z_{t} right] # alignl ~ ~ "VectorFEMassIntegrator" ##
alignc left[ C_{t} right] # alignl ~ ~ "MixedScalarCurlIntegrator" ##
alignc left[ C_{z} right] # alignl ~ ~ "MixedVectorGradientIntegrator"
}
</annotation>
  </semantics>
</math>
</file>

<file path=Object 7/content.xml><?xml version="1.0" encoding="utf-8"?>
<math xmlns="http://www.w3.org/1998/Math/MathML">
  <semantics>
    <mrow>
      <mtable>
        <mtr>
          <mtd>
            <mrow>
              <mtable>
                <mtr>
                  <mtd>
                    <mrow>
                      <msub>
                        <mi>P</mi>
                        <mrow>
                          <mi>z</mi>
                        </mrow>
                      </msub>
                    </mrow>
                  </mtd>
                  <mtd>
                    <mrow>
                      <mrow>
                        <mrow/>
                        <mo stretchy="false">=</mo>
                        <mrow/>
                      </mrow>
                    </mrow>
                  </mtd>
                  <mtd>
                    <mrow>
                      <mfrac>
                        <mn>1</mn>
                        <mn>2</mn>
                      </mfrac>
                      <mrow>
                        <mover accent="true">
                          <mi>E</mi>
                          <mo>¯</mo>
                        </mover>
                        <mo stretchy="false">×</mo>
                        <mover accent="true">
                          <mi>H</mi>
                          <mo>¯</mo>
                        </mover>
                      </mrow>
                      <mrow>
                        <msup>
                          <mrow/>
                          <mrow>
                            <mtext>*</mtext>
                          </mrow>
                        </msup>
                        <mo stretchy="false">⋅</mo>
                        <mover accent="true">
                          <mi>z</mi>
                          <mo stretchy="false">̂</mo>
                        </mover>
                      </mrow>
                    </mrow>
                  </mtd>
                </mtr>
              </mtable>
            </mrow>
          </mtd>
        </mtr>
        <mtr>
          <mtd>
            <mrow>
              <mtable>
                <mtr>
                  <mtd>
                    <mrow>
                      <mrow/>
                      <mi/>
                    </mrow>
                  </mtd>
                  <mtd>
                    <mrow>
                      <mrow>
                        <mrow/>
                        <mo stretchy="false">=</mo>
                        <mrow/>
                      </mrow>
                    </mrow>
                  </mtd>
                  <mtd>
                    <mrow>
                      <mfrac>
                        <mn>1</mn>
                        <mn>2</mn>
                      </mfrac>
                      <mrow>
                        <mrow>
                          <mover accent="true">
                            <mi>E</mi>
                            <mo>¯</mo>
                          </mover>
                          <msub>
                            <mrow/>
                            <mrow>
                              <mi>t</mi>
                            </mrow>
                          </msub>
                        </mrow>
                        <mo stretchy="false">×</mo>
                        <mrow>
                          <mover accent="true">
                            <mi>H</mi>
                            <mo>¯</mo>
                          </mover>
                          <msubsup>
                            <mrow/>
                            <mrow>
                              <mi>t</mi>
                            </mrow>
                            <mrow>
                              <mtext>*</mtext>
                            </mrow>
                          </msubsup>
                        </mrow>
                      </mrow>
                    </mrow>
                  </mtd>
                </mtr>
              </mtable>
            </mrow>
          </mtd>
        </mtr>
        <mtr>
          <mtd>
            <mrow>
              <mtable>
                <mtr>
                  <mtd>
                    <mrow>
                      <mrow/>
                      <mi/>
                    </mrow>
                  </mtd>
                  <mtd>
                    <mrow>
                      <mrow>
                        <mrow/>
                        <mo stretchy="false">=</mo>
                        <mrow/>
                      </mrow>
                    </mrow>
                  </mtd>
                  <mtd>
                    <mrow>
                      <mfrac>
                        <mn>1</mn>
                        <mn>2</mn>
                      </mfrac>
                      <mfenced open="[" close="]">
                        <mrow>
                          <mrow>
                            <mfenced open="(" close=")">
                              <mrow>
                                <mrow>
                                  <mrow>
                                    <mrow>
                                      <mover accent="true">
                                        <mi>E</mi>
                                        <mo>¯</mo>
                                      </mover>
                                      <msubsup>
                                        <mrow/>
                                        <mrow>
                                          <mi>t</mi>
                                        </mrow>
                                        <mrow>
                                          <mtext>Re</mtext>
                                        </mrow>
                                      </msubsup>
                                    </mrow>
                                    <mo stretchy="false">×</mo>
                                    <mrow>
                                      <mover accent="true">
                                        <mi>H</mi>
                                        <mo>¯</mo>
                                      </mover>
                                      <msubsup>
                                        <mrow/>
                                        <mrow>
                                          <mi>t</mi>
                                        </mrow>
                                        <mrow>
                                          <mtext>Re</mtext>
                                        </mrow>
                                      </msubsup>
                                    </mrow>
                                  </mrow>
                                  <mo stretchy="false">+</mo>
                                  <mrow>
                                    <mrow>
                                      <mover accent="true">
                                        <mi>E</mi>
                                        <mo>¯</mo>
                                      </mover>
                                      <msubsup>
                                        <mrow/>
                                        <mrow>
                                          <mi>t</mi>
                                        </mrow>
                                        <mrow>
                                          <mtext>Im</mtext>
                                        </mrow>
                                      </msubsup>
                                    </mrow>
                                    <mo stretchy="false">×</mo>
                                    <mrow>
                                      <mover accent="true">
                                        <mi>H</mi>
                                        <mo>¯</mo>
                                      </mover>
                                      <msubsup>
                                        <mrow/>
                                        <mrow>
                                          <mi>t</mi>
                                        </mrow>
                                        <mrow>
                                          <mtext>Im</mtext>
                                        </mrow>
                                      </msubsup>
                                    </mrow>
                                  </mrow>
                                </mrow>
                              </mrow>
                            </mfenced>
                            <mo stretchy="false">+</mo>
                            <mi>j</mi>
                          </mrow>
                          <mfenced open="(" close=")">
                            <mrow>
                              <mrow>
                                <mrow>
                                  <mrow>
                                    <mover accent="true">
                                      <mi>E</mi>
                                      <mo>¯</mo>
                                    </mover>
                                    <msubsup>
                                      <mrow/>
                                      <mrow>
                                        <mi>t</mi>
                                      </mrow>
                                      <mrow>
                                        <mtext>Im</mtext>
                                      </mrow>
                                    </msubsup>
                                  </mrow>
                                  <mo stretchy="false">×</mo>
                                  <mrow>
                                    <mover accent="true">
                                      <mi>H</mi>
                                      <mo>¯</mo>
                                    </mover>
                                    <msubsup>
                                      <mrow/>
                                      <mrow>
                                        <mi>t</mi>
                                      </mrow>
                                      <mrow>
                                        <mtext>Re</mtext>
                                      </mrow>
                                    </msubsup>
                                  </mrow>
                                </mrow>
                                <mo stretchy="false">−</mo>
                                <mrow>
                                  <mrow>
                                    <mover accent="true">
                                      <mi>E</mi>
                                      <mo>¯</mo>
                                    </mover>
                                    <msubsup>
                                      <mrow/>
                                      <mrow>
                                        <mi>t</mi>
                                      </mrow>
                                      <mrow>
                                        <mtext>Re</mtext>
                                      </mrow>
                                    </msubsup>
                                  </mrow>
                                  <mo stretchy="false">×</mo>
                                  <mrow>
                                    <mover accent="true">
                                      <mi>H</mi>
                                      <mo>¯</mo>
                                    </mover>
                                    <msubsup>
                                      <mrow/>
                                      <mrow>
                                        <mi>t</mi>
                                      </mrow>
                                      <mrow>
                                        <mtext>Im</mtext>
                                      </mrow>
                                    </msubsup>
                                  </mrow>
                                </mrow>
                              </mrow>
                            </mrow>
                          </mfenced>
                        </mrow>
                      </mfenced>
                    </mrow>
                  </mtd>
                </mtr>
              </mtable>
            </mrow>
          </mtd>
        </mtr>
      </mtable>
    </mrow>
    <annotation encoding="StarMath 5.0">matrix {
matrix { P_{z}  # {}={} # 1 over 2 overline E times overline H {}^{"*"} cdot hat z} ##
matrix {     {} ~~ # {}={} # 1 over 2 nospace {overline E {}_{t}} times nospace {overline H{}_{t} ^{"*"}} } ##
matrix {     {} ~~  # {}={} # 1 over 2 left[ left( nospace {overline E {}_{t}^{"Re"}} times nospace {overline H {}_{t}^{"Re"}} + nospace {overline E {}_{t}^{"Im"}} times nospace {overline H {}_{t}^{"Im"}} right) + j left( nospace {overline E {}_{t}^{"Im"}} times nospace {overline H {}_{t}^{"Re"}} - nospace {overline E {}_{t}^{"Re"}} times nospace {overline H {}_{t}^{"Im"}} right) right] }
}</annotation>
  </semantics>
</math>
</file>